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style-name="ce11"/>
          <table:table-cell table:style-name="ce13" table:number-columns-repeated="1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11"/>
          <table:table-cell table:style-name="ce13" table:number-columns-repeated="11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1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elementalist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5"/>
          <table:table-cell table:style-name="ce13" office:value-type="string" calcext:value-type="string">
            <text:p>trickster_class_1</text:p>
          </table:table-cell>
          <table:table-cell table:style-name="ce13" table:number-columns-repeated="5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battlemage_class_3</text:p>
          </table:table-cell>
          <table:table-cell table:style-name="ce13" table:number-columns-repeated="3"/>
          <table:table-cell table:style-name="ce13" office:value-type="string" calcext:value-type="string">
            <text:p>battlemage_class_5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lich_class_5</text:p>
          </table:table-cell>
          <table:table-cell table:style-name="ce13" table:number-columns-repeated="3"/>
          <table:table-cell table:style-name="ce13" office:value-type="string" calcext:value-type="string">
            <text:p>lich_class_6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elementalist_class_1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elementalist_class_0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trickster_class_2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battlemage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battlemage_class_1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battlemage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lich_class_3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0" office:value-type="string" calcext:value-type="string">
            <text:p>[CENTER]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elementalist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elementalist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trickster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int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elementalist_class_3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elementalist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dex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str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lich_class_1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lich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battlemage_class_2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battlemage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elementalist_class_6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6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trickster_class_3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battlemage_class_4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5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11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Default" table:number-columns-repeated="69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1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necromancer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0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arcanist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necromancer_class_1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necromancer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3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/>
          <table:table-cell table:style-name="ce13" table:number-columns-repeated="2"/>
          <table:table-cell table:style-name="ce13" office:value-type="string" calcext:value-type="string">
            <text:p>chieftai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5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necromancer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2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1</text:p>
          </table:table-cell>
          <table:table-cell table:style-name="ce13" table:number-columns-repeated="3"/>
          <table:table-cell table:style-name="ce13" office:value-type="string" calcext:value-type="string">
            <text:p>arcanist_class_2</text:p>
          </table:table-cell>
          <table:table-cell table:style-name="ce13" table:number-columns-repeated="3"/>
          <table:table-cell table:style-name="ce13" office:value-type="string" calcext:value-type="string">
            <text:p>arcanist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necromancer_class_5</text:p>
          </table:table-cell>
          <table:table-cell table:style-name="ce13" table:number-columns-repeated="5"/>
          <table:table-cell table:style-name="ce13" office:value-type="string" calcext:value-type="string">
            <text:p>necromancer_class_6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0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8"/>
          <table:table-cell table:style-name="ce11"/>
          <table:table-cell table:style-name="ce13" table:number-columns-repeated="16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0"/>
          <table:table-cell table:style-name="ce11" table:number-columns-repeated="2"/>
          <table:table-cell table:style-name="ce13" table:number-columns-repeated="13"/>
          <table:table-cell table:style-name="ce11"/>
          <table:table-cell table:style-name="ce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guardian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guardian_class_1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guardian_class_2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guardian_class_6</text:p>
          </table:table-cell>
          <table:table-cell table:style-name="ce13"/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9:17:04.4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6T19:17:43.713000000</dc:date>
    <meta:editing-cycles>114</meta:editing-cycles>
    <meta:editing-duration>PT9H7M23S</meta:editing-duration>
    <meta:document-statistic meta:table-count="1" meta:cell-count="2097" meta:object-count="0"/>
  </office:meta>
</office:document-meta>
</file>